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Q</mi>
      </mstyle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i>Q</mi>
                  <mn>11</mn>
                </msub>
              </mtd>
              <mtd>
                <msub>
                  <mi>Q</mi>
                  <mn>12</mn>
                </msub>
              </mtd>
              <mtd>
                <msub>
                  <mi>Q</mi>
                  <mn>13</mn>
                </msub>
              </mtd>
            </mtr>
            <mtr>
              <mtd>
                <msub>
                  <mi>Q</mi>
                  <mn>21</mn>
                </msub>
              </mtd>
              <mtd>
                <msub>
                  <mi>Q</mi>
                  <mn>22</mn>
                </msub>
              </mtd>
              <mtd>
                <msub>
                  <mi>Q</mi>
                  <mn>23</mn>
                </msub>
              </mtd>
            </mtr>
            <mtr>
              <mtd>
                <msub>
                  <mi>Q</mi>
                  <mn>31</mn>
                </msub>
              </mtd>
              <mtd>
                <msub>
                  <mi>Q</mi>
                  <mn>32</mn>
                </msub>
              </mtd>
              <mtd>
                <msub>
                  <mi>Q</mi>
                  <mn>33</mn>
                </msub>
              </mtd>
            </mtr>
          </mtable>
        </mrow>
        <mo fence="true" stretchy="true">)</mo>
      </mrow>
    </mrow>
    <annotation encoding="StarMath 5.0">bold Q `=` left ( matrix{
Q_{11} # Q_{12} # Q_{13} ##
Q_{21} # Q_{22} # Q_{23} ##
Q_{31} # Q_{32} # Q_{33} 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0:08:47.198000000</meta:creation-date>
    <meta:generator>LibreOffice/4.2.4.2$Windows_x86 LibreOffice_project/63150712c6d317d27ce2db16eb94c2f3d7b699f8</meta:generator>
  </office:meta>
</office:document-meta>
</file>